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0"/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MFRC52202HN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office:value-type="string">
            <text:p>Input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VSS</text:p>
          </table:table-cell>
          <table:table-cell office:value-type="string">
            <text:p>Power</text:p>
          </table:table-cell>
          <table:table-cell table:formula="of:=[.D3]-2.5" office:value-type="float" office:value="-7.5">
            <text:p>-7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VSS</text:p>
          </table:table-cell>
          <table:table-cell office:value-type="string">
            <text:p>Power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RSTP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,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FIN</text:p>
          </table:table-cell>
          <table:table-cell office:value-type="string">
            <text:p>In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FOUT</text:p>
          </table:table-cell>
          <table:table-cell office:value-type="string">
            <text:p>Output</text:p>
          </table:table-cell>
          <table:table-cell table:formula="of:=[.D7]-2.5" office:value-type="float" office:value="-17.5">
            <text:p>-17,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VDD</text:p>
          </table:table-cell>
          <table:table-cell office:value-type="string">
            <text:p>Power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9]-2.5" office:value-type="float" office:value="-22.5">
            <text:p>-22,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X1</text:p>
          </table:table-cell>
          <table:table-cell office:value-type="string">
            <text:p>Out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VDD</text:p>
          </table:table-cell>
          <table:table-cell office:value-type="string">
            <text:p>Power</text:p>
          </table:table-cell>
          <table:table-cell table:formula="of:=[.D11]-2.5" office:value-type="float" office:value="-27.5">
            <text:p>-27,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X2</text:p>
          </table:table-cell>
          <table:table-cell office:value-type="string">
            <text:p>Output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,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MI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,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X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SS</text:p>
          </table:table-cell>
          <table:table-cell office:value-type="string">
            <text:p>Power</text:p>
          </table:table-cell>
          <table:table-cell table:formula="of:=[.D17]-2.5" office:value-type="float" office:value="-42.5">
            <text:p>-42,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UX1</text:p>
          </table:table-cell>
          <table:table-cell office:value-type="string">
            <text:p>Output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UX2</text:p>
          </table:table-cell>
          <table:table-cell office:value-type="string">
            <text:p>Output</text:p>
          </table:table-cell>
          <table:table-cell table:formula="of:=[.D19]-2.5" office:value-type="float" office:value="-47.5">
            <text:p>-47,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SCIN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SCOUT</text:p>
          </table:table-cell>
          <table:table-cell office:value-type="string">
            <text:p>Output</text:p>
          </table:table-cell>
          <table:table-cell table:formula="of:=[.D21]-2.5" office:value-type="float" office:value="-52.5">
            <text:p>-52,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Q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A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table:formula="of:=[.D25]-2.5" office:value-type="float" office:value="-62.5">
            <text:p>-62,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formula="of:=[.D27]-2.5" office:value-type="float" office:value="-67.5">
            <text:p>-67,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,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table:formula="of:=[.D30]-2.5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A</text:p>
          </table:table-cell>
          <table:table-cell office:value-type="string">
            <text:p>Input</text:p>
          </table:table-cell>
          <table:table-cell table:formula="of:=[.D31]-2.5" office:value-type="float" office:value="-77.5">
            <text:p>-77,5</text:p>
          </table:table-cell>
        </table:table-row>
      </table:table>
      <table:table table:name="FT230X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S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IO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TS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US2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DP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DM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V3OU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E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BU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BUS0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BUS3</text:p>
          </table:table-cell>
          <table:table-cell office:value-type="string">
            <text:p>I/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1</text:p>
          </table:table-cell>
          <table:table-cell office:value-type="float" office:value="0.154">
            <text:p>0,154</text:p>
          </table:table-cell>
          <table:table-cell table:style-name="ce1" table:formula="of:=[.B20]*25.4" office:value-type="float" office:value="3.9116">
            <text:p>3,9</text:p>
          </table:table-cell>
        </table:table-row>
        <table:table-row table:style-name="ro1">
          <table:table-cell/>
          <table:table-cell table:formula="of:=[.B20]/2" office:value-type="float" office:value="0.077">
            <text:p>0,077</text:p>
          </table:table-cell>
          <table:table-cell table:style-name="ce1" table:formula="of:=[.B21]*25.4" office:value-type="float" office:value="1.9558">
            <text:p>2,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0.193">
            <text:p>0,193</text:p>
          </table:table-cell>
          <table:table-cell table:style-name="ce1" table:formula="of:=[.B22]*25.4" office:value-type="float" office:value="4.9022">
            <text:p>4,9</text:p>
          </table:table-cell>
        </table:table-row>
        <table:table-row table:style-name="ro1">
          <table:table-cell/>
          <table:table-cell table:formula="of:=[.B22]/2" office:value-type="float" office:value="0.0965">
            <text:p>0,0965</text:p>
          </table:table-cell>
          <table:table-cell table:style-name="ce1" table:formula="of:=[.B23]*25.4" office:value-type="float" office:value="2.4511">
            <text:p>2,5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0.236">
            <text:p>0,236</text:p>
          </table:table-cell>
          <table:table-cell table:style-name="ce1" table:formula="of:=[.B24]*25.4" office:value-type="float" office:value="5.9944">
            <text:p>6,0</text:p>
          </table:table-cell>
        </table:table-row>
        <table:table-row table:style-name="ro1">
          <table:table-cell/>
          <table:table-cell table:formula="of:=[.B24]/2" office:value-type="float" office:value="0.118">
            <text:p>0,118</text:p>
          </table:table-cell>
          <table:table-cell table:style-name="ce1" table:formula="of:=[.B25]*25.4" office:value-type="float" office:value="2.9972">
            <text:p>3,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5">
            <text:p>0,05</text:p>
          </table:table-cell>
          <table:table-cell table:style-name="ce1" table:formula="of:=[.B26]*25.4" office:value-type="float" office:value="1.27">
            <text:p>1,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06">
            <text:p>0,06</text:p>
          </table:table-cell>
          <table:table-cell table:style-name="ce1" table:formula="of:=[.B27]*25.4" office:value-type="float" office:value="1.524">
            <text:p>1,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025">
            <text:p>0,025</text:p>
          </table:table-cell>
          <table:table-cell table:style-name="ce2" table:formula="of:=[.B28]*25.4" office:value-type="float" office:value="0.635">
            <text:p>0,635</text:p>
          </table:table-cell>
        </table:table-row>
        <table:table-row table:style-name="ro1">
          <table:table-cell office:value-type="string">
            <text:p>offset</text:p>
          </table:table-cell>
          <table:table-cell/>
          <table:table-cell office:value-type="float" office:value="-4.5">
            <text:p>-4,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30]+[.$C$29])*[.$C$28]" office:value-type="float" office:value="-2.2225">
            <text:p>-2,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1]+[.$C$29])*[.$C$28]" office:value-type="float" office:value="-1.5875">
            <text:p>-1,587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32]+[.$C$29])*[.$C$28]" office:value-type="float" office:value="-0.9525">
            <text:p>-0,95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33]+[.$C$29])*[.$C$28]" office:value-type="float" office:value="-0.3175">
            <text:p>-0,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34]+[.$C$29])*[.$C$28]" office:value-type="float" office:value="0.3175">
            <text:p>0,31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35]+[.$C$29])*[.$C$28]" office:value-type="float" office:value="0.9525">
            <text:p>0,95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36]+[.$C$29])*[.$C$28]" office:value-type="float" office:value="1.5875">
            <text:p>1,587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37]+[.$C$29])*[.$C$28]" office:value-type="float" office:value="2.2225">
            <text:p>2,2225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.05.2017</text:date>, <text:time>17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5-30T17:11:17.67</dc:date>
    <meta:editing-duration>PT2H26M50S</meta:editing-duration>
    <meta:editing-cycles>19</meta:editing-cycles>
    <meta:document-statistic meta:table-count="10" meta:cell-count="767" meta:object-count="0"/>
  </office:meta>
</office:document-meta>
</file>